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line-height="150%"/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language-asian="ja" style:country-asian="JP" style:font-size-complex="15pt"/>
    </style:style>
    <style:style style:name="P4" style:family="paragraph" style:parent-style-name="Standard">
      <style:text-properties style:font-name="Arial" fo:font-size="16pt" style:font-name-asian="Arial" style:font-size-asian="16pt" style:font-size-complex="16pt"/>
    </style:style>
    <style:style style:name="P5" style:family="paragraph" style:parent-style-name="Standard">
      <style:paragraph-properties fo:line-height="150%"/>
      <style:text-properties style:font-name="Arial" fo:font-size="15pt" style:font-name-asian="Arial" style:font-size-asian="15pt" style:font-size-complex="15pt"/>
    </style:style>
    <style:style style:name="P6" style:family="paragraph" style:parent-style-name="Standard">
      <style:paragraph-properties fo:line-height="150%"/>
      <style:text-properties style:font-name="Arial" fo:font-size="15pt" style:font-size-asian="15pt" style:font-size-complex="15pt"/>
    </style:style>
    <style:style style:name="P7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8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9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10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1" style:family="paragraph" style:parent-style-name="Standard">
      <style:text-properties fo:color="#3333ff" fo:font-size="20pt" fo:background-color="#ffcc00" style:font-size-asian="20pt" style:font-size-complex="20pt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3"/>
      <text:p text:style-name="P1"/>
      <text:p text:style-name="P1">M-47</text:p>
      <text:p text:style-name="P7"/>
      <text:p text:style-name="P10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8"/>
        <text:p text:style-name="P10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<text:soft-page-break/>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8"/>
        <text:p text:style-name="P10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8"><text:soft-page-break/></text:p>
        <text:p text:style-name="P10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8"/>
        <text:p text:style-name="P10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10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8"/>
        <text:p text:style-name="P10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><text:soft-page-break/></text:p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8"/>
        <text:p text:style-name="P10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10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10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<text:soft-page-break/>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10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8"/>
        <text:p text:style-name="P10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8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><text:soft-page-break/></text:p>
        <text:p text:style-name="P8">@@@</text:p>
        <text:p text:style-name="P10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8"/>
        <text:p text:style-name="P10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<text:soft-page-break/>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8"/>
        <text:p text:style-name="P10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8"/>
        <text:p text:style-name="P10">#23.7</text:p>
        <text:p text:style-name="P1"/>
        <text:p text:style-name="P1">From the current analysis,</text:p>
        <text:p text:style-name="P1"/>
        <text:p text:style-name="P1"><text:soft-page-break/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8"/>
      <text:p text:style-name="P10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><text:soft-page-break/></text:p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8"/>
        <text:p text:style-name="P10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8"/>
        <text:p text:style-name="P10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><text:soft-page-break/></text:p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8"/>
        <text:p text:style-name="P10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<text:soft-page-break/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8"/>
        <text:p text:style-name="P10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><text:soft-page-break/></text:p>
        <text:p text:style-name="P1"><text:soft-page-break/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8"/>
        <text:p text:style-name="P10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<text:soft-page-break/>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8"/>
        <text:p text:style-name="P10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oft-page-break/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8"/>
      <text:p text:style-name="P10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oft-page-break/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3"/>
          </table:table-cell>
          <table:table-cell table:style-name="表1.A1" office:value-type="string">
            <text:p text:style-name="P4">#%<text:span text:style-name="T1">Plasma-Driven Catalysis</text:span></text:p>
          </table:table-cell>
          <table:table-cell table:style-name="表1.A1" office:value-type="string">
            <text:p text:style-name="P13">keyword</text:p>
          </table:table-cell>
          <table:table-cell table:style-name="表1.D1" office:value-type="string">
            <text:p text:style-name="P14">青２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4">%%<text:span text:style-name="T2">flexibility to be scaled up and down</text:span></text:p>
          </table:table-cell>
          <table:table-cell table:style-name="表1.A2" office:value-type="string">
            <text:p text:style-name="P13">notice</text:p>
          </table:table-cell>
          <table:table-cell table:style-name="表1.D2" office:value-type="string">
            <text:p text:style-name="P14">緑４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9">#2</text:p>
          </table:table-cell>
          <table:table-cell table:style-name="表1.A2" office:value-type="string">
            <text:p text:style-name="P13">location number</text:p>
          </table:table-cell>
          <table:table-cell table:style-name="表1.D2" office:value-type="string">
            <text:p text:style-name="P14">青２</text:p>
            <text:p text:style-name="P14">オレンジ色１</text:p>
          </table:table-cell>
        </table:table-row>
      </table:table>
      <text:p text:style-name="P1"><text:soft-page-break/></text:p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13">$1$2\n\n</text:p>
          </table:table-cell>
          <table:table-cell table:style-name="表2.D1" office:value-type="string">
            <text:p text:style-name="P14"/>
          </table:table-cell>
        </table:table-row>
        <table:table-row>
          <table:table-cell table:style-name="表2.A2">
            <text:p text:style-name="P13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13">$1$2\n\n</text:p>
          </table:table-cell>
          <table:table-cell table:style-name="表2.D2" office:value-type="string">
            <text:p text:style-name="P14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7-18T18:28:55.71</dc:date>
    <dc:creator>iwabuchi ken</dc:creator>
    <meta:editing-duration>PT14H39M20S</meta:editing-duration>
    <meta:editing-cycles>140</meta:editing-cycles>
    <meta:generator>OpenOffice/4.1.3$Win32 OpenOffice.org_project/413m1$Build-9783</meta:generator>
    <meta:document-statistic meta:table-count="2" meta:image-count="0" meta:object-count="0" meta:page-count="88" meta:paragraph-count="372" meta:word-count="3039" meta:character-count="19720"/>
  </office:meta>
</office:document-meta>
</file>